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1.5819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3236in" fo:break-before="auto" style:use-optimal-row-height="true"/>
    </style:style>
    <style:style style:name="ro2" style:family="table-row">
      <style:table-row-properties style:row-height="0.9409in" fo:break-before="auto" style:use-optimal-row-height="true"/>
    </style:style>
    <style:style style:name="ro3" style:family="table-row">
      <style:table-row-properties style:row-height="0.7866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1.5583in" fo:break-before="auto" style:use-optimal-row-height="true"/>
    </style:style>
    <style:style style:name="ro7" style:family="table-row">
      <style:table-row-properties style:row-height="0.478in" fo:break-before="auto" style:use-optimal-row-height="true"/>
    </style:style>
    <style:style style:name="ro8" style:family="table-row">
      <style:table-row-properties style:row-height="0.6327in" fo:break-before="auto" style:use-optimal-row-height="fals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1.712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asian="zh" style:country-asian="CN"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relief="none"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2"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2"/>
        </table:table-row>
        <table:table-row table:style-name="ro1">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1007"/>
        </table:table-row>
        <table:table-row table:style-name="ro2">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2"/>
        </table:table-row>
        <table:table-row table:style-name="ro2">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2"/>
        </table:table-row>
        <table:table-row table:style-name="ro3">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2"/>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2"/>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6 – U</text:p>
          </table:table-cell>
          <table:table-cell table:number-columns-repeated="1002"/>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7 – U</text:p>
          </table:table-cell>
          <table:table-cell table:number-columns-repeated="1002"/>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table:number-columns-repeated="1003"/>
        </table:table-row>
        <table:table-row table:style-name="ro3">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2"/>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table:number-columns-repeated="1003"/>
        </table:table-row>
        <table:table-row table:style-name="ro6">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table:number-columns-repeated="1003"/>
        </table:table-row>
        <table:table-row table:style-name="ro7">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2"/>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4">S R – WTR010 – A, S R – WTR010</text:span> – U</text:p>
          </table:table-cell>
          <table:table-cell table:number-columns-repeated="1003"/>
        </table:table-row>
        <table:table-row table:style-name="ro3">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table:number-columns-repeated="1003"/>
        </table:table-row>
        <table:table-row table:style-name="ro3">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4">S R – WTR012 – A, S R – WTR012</text:span> – U</text:p>
          </table:table-cell>
          <table:table-cell table:number-columns-repeated="1003"/>
        </table:table-row>
        <table:table-row table:style-name="ro3">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4">S R – WTR013 – A, S R – WTR013</text:span> – U</text:p>
          </table:table-cell>
          <table:table-cell table:number-columns-repeated="1003"/>
        </table:table-row>
        <table:table-row table:style-name="ro3">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table:number-columns-repeated="1003"/>
        </table:table-row>
        <table:table-row table:style-name="ro3">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4">S R – WTR015 – A, S R – WTR015</text:span> – U</text:p>
          </table:table-cell>
          <table:table-cell table:number-columns-repeated="1003"/>
        </table:table-row>
        <table:table-row table:style-name="ro3">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4">S R – WTR016 – A, S R – WTR016</text:span> – U</text:p>
          </table:table-cell>
          <table:table-cell table:number-columns-repeated="1003"/>
        </table:table-row>
        <table:table-row table:style-name="ro6">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4">S R – WTR017 – A, S R – WTR017</text:span> – U</text:p>
          </table:table-cell>
          <table:table-cell table:number-columns-repeated="1003"/>
        </table:table-row>
        <table:table-row table:style-name="ro6">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table:number-columns-repeated="1003"/>
        </table:table-row>
        <table:table-row table:style-name="ro6">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table:number-columns-repeated="1003"/>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table:number-columns-repeated="1003"/>
        </table:table-row>
        <table:table-row table:style-name="ro9">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table:number-columns-repeated="1003"/>
        </table:table-row>
        <table:table-row table:style-name="ro9">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4">S R – WTR022 – A, S R – WTR022</text:span> – U</text:p>
          </table:table-cell>
          <table:table-cell table:number-columns-repeated="1003"/>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4">S R – WTR023 – A, S R – WTR023</text:span> – U</text:p>
          </table:table-cell>
          <table:table-cell table:number-columns-repeated="1003"/>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4">S R – WTR024 – A, S R – WTR024</text:span> – U</text:p>
          </table:table-cell>
          <table:table-cell table:number-columns-repeated="1003"/>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table:number-columns-repeated="1003"/>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table:number-columns-repeated="1003"/>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table:number-columns-repeated="1003"/>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4">S R – WTR028 – A, S R – WTR028</text:span> – U</text:p>
          </table:table-cell>
          <table:table-cell table:number-columns-repeated="1003"/>
        </table:table-row>
        <table:table-row table:style-name="ro7">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table:number-columns-repeated="1003"/>
        </table:table-row>
        <table:table-row table:style-name="ro7">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4">S R – WTR030 – A, S R – WTR030</text:span> – U</text:p>
          </table:table-cell>
          <table:table-cell table:number-columns-repeated="1003"/>
        </table:table-row>
        <table:table-row table:style-name="ro7">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table:number-columns-repeated="1003"/>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4">S R – WTR032 – A, S R – WTR032</text:span> – U</text:p>
          </table:table-cell>
          <table:table-cell table:number-columns-repeated="1003"/>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4">S R – WTR033 – A, S R – WTR033</text:span> – U</text:p>
          </table:table-cell>
          <table:table-cell table:number-columns-repeated="1003"/>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table:number-columns-repeated="1003"/>
        </table:table-row>
        <table:table-row table:style-name="ro2">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4">S R – WTR035 – A, S R – WTR035</text:span> – U</text:p>
          </table:table-cell>
          <table:table-cell table:number-columns-repeated="1003"/>
        </table:table-row>
        <table:table-row table:style-name="ro2">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4">S R – WTR036 – A, S R – WTR036</text:span> – U</text:p>
          </table:table-cell>
          <table:table-cell table:number-columns-repeated="1003"/>
        </table:table-row>
        <table:table-row table:style-name="ro2">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table:number-columns-repeated="1003"/>
        </table:table-row>
        <table:table-row table:style-name="ro3">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1007"/>
        </table:table-row>
        <table:table-row table:style-name="ro3">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1007"/>
        </table:table-row>
        <table:table-row table:style-name="ro3">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1007"/>
        </table:table-row>
        <table:table-row table:style-name="ro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1007"/>
        </table:table-row>
        <table:table-row table:style-name="ro2">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1007"/>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1007"/>
        </table:table-row>
        <table:table-row table:style-name="ro9">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1007"/>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1007"/>
        </table:table-row>
        <table:table-row table:style-name="ro7">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1007"/>
        </table:table-row>
        <table:table-row table:style-name="ro7">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1007"/>
        </table:table-row>
        <table:table-row table:style-name="ro7">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1007"/>
        </table:table-row>
        <table:table-row table:style-name="ro6">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1007"/>
        </table:table-row>
        <table:table-row table:style-name="ro6">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1007"/>
        </table:table-row>
        <table:table-row table:style-name="ro6">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1007"/>
        </table:table-row>
        <table:table-row table:style-name="ro7">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1007"/>
        </table:table-row>
        <table:table-row table:style-name="ro3">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1007"/>
        </table:table-row>
        <table:table-row table:style-name="ro3">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1007"/>
        </table:table-row>
        <table:table-row table:style-name="ro9">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2"/>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1007"/>
        </table:table-row>
        <table:table-row table:style-name="ro2">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1007"/>
        </table:table-row>
        <table:table-row table:style-name="ro2">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1007"/>
        </table:table-row>
        <table:table-row table:style-name="ro9">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1007"/>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1007"/>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1007"/>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2"/>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1007"/>
        </table:table-row>
        <table:table-row table:style-name="ro6">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1007"/>
        </table:table-row>
        <table:table-row table:style-name="ro2">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1007"/>
        </table:table-row>
        <table:table-row table:style-name="ro2">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1007"/>
        </table:table-row>
        <table:table-row table:style-name="ro2">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1007"/>
        </table:table-row>
        <table:table-row table:style-name="ro3">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1007"/>
        </table:table-row>
        <table:table-row table:style-name="ro7">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1007"/>
        </table:table-row>
        <table:table-row table:style-name="ro10">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1007"/>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table:table-cell office:value-type="string" calcext:value-type="string">
            <text:p>**Once per tur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1007"/>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1007"/>
        </table:table-row>
        <table:table-row table:style-name="ro3">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ext:span text:style-name="T3">Target weapon attack gains **go again**.</text:span></text:p>
            <text:p><text:span text:style-name="T4"/></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1007"/>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1007"/>
        </table:table-row>
        <table:table-row table:style-name="ro2">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1007"/>
        </table:table-row>
        <table:table-row table:style-name="ro11">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1007"/>
        </table:table-row>
        <table:table-row table:style-name="ro3">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1007"/>
        </table:table-row>
        <table:table-row table:style-name="ro3">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1007"/>
        </table:table-row>
        <table:table-row table:style-name="ro3">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1007"/>
        </table:table-row>
        <table:table-row table:style-name="ro9">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1007"/>
        </table:table-row>
        <table:table-row table:style-name="ro9">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1007"/>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1007"/>
        </table:table-row>
        <table:table-row table:style-name="ro7">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1007"/>
        </table:table-row>
        <table:table-row table:style-name="ro7">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1007"/>
        </table:table-row>
        <table:table-row table:style-name="ro7">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1007"/>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1007"/>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1007"/>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1007"/>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1007"/>
        </table:table-row>
        <table:table-row table:style-name="ro13" table:number-rows-repeated="1048424">
          <table:table-cell table:number-columns-repeated="1023"/>
        </table:table-row>
        <table:table-row table:style-name="ro13">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0">00/00/0000</text:date>, <text:time style:data-style-name="N2" text:time-value="01:16:06.5631048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0T01:40:53.045844716</dc:date>
    <meta:editing-duration>PT2H56M45S</meta:editing-duration>
    <meta:editing-cycles>120</meta:editing-cycles>
    <meta:generator>LibreOffice/7.2.5.2$MacOSX_X86_64 LibreOffice_project/499f9727c189e6ef3471021d6132d4c694f357e5</meta:generator>
    <meta:document-statistic meta:table-count="1" meta:cell-count="1753" meta:object-count="0"/>
    <meta:user-defined meta:name=""/>
  </office:meta>
</office:document-meta>
</file>